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P3" style:family="paragraph" style:parent-style-name="Standard">
      <style:text-properties officeooo:rsid="004121f5" officeooo:paragraph-rsid="004121f5"/>
    </style:style>
    <style:style style:name="P4" style:family="paragraph" style:parent-style-name="Standard">
      <style:text-properties officeooo:rsid="0045b060" officeooo:paragraph-rsid="0045b060"/>
    </style:style>
    <style:style style:name="P5" style:family="paragraph" style:parent-style-name="Standard">
      <style:paragraph-properties fo:break-before="page"/>
      <style:text-properties officeooo:rsid="00447e8e" officeooo:paragraph-rsid="00447e8e"/>
    </style:style>
    <style:style style:name="P6" style:family="paragraph" style:parent-style-name="Standard">
      <style:text-properties officeooo:rsid="0045b060" officeooo:paragraph-rsid="0045b060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  <style:style style:name="T43" style:family="text">
      <style:text-properties officeooo:rsid="003763cf"/>
    </style:style>
    <style:style style:name="T44" style:family="text">
      <style:text-properties officeooo:rsid="0037fd25"/>
    </style:style>
    <style:style style:name="T45" style:family="text">
      <style:text-properties officeooo:rsid="003b0cfa"/>
    </style:style>
    <style:style style:name="T46" style:family="text">
      <style:text-properties officeooo:rsid="003da9bb"/>
    </style:style>
    <style:style style:name="T47" style:family="text">
      <style:text-properties officeooo:rsid="003f0fe8"/>
    </style:style>
    <style:style style:name="T48" style:family="text">
      <style:text-properties officeooo:rsid="003fbf05"/>
    </style:style>
    <style:style style:name="T49" style:family="text">
      <style:text-properties officeooo:rsid="004303fc"/>
    </style:style>
    <style:style style:name="T50" style:family="text">
      <style:text-properties officeooo:rsid="0045b060"/>
    </style:style>
    <style:style style:name="T51" style:family="text">
      <style:text-properties officeooo:rsid="00499f3b"/>
    </style:style>
    <style:style style:name="T52" style:family="text">
      <style:text-properties officeooo:rsid="004a83d6"/>
    </style:style>
    <style:style style:name="T53" style:family="text">
      <style:text-properties officeooo:rsid="004c80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 </text:span><text:span text:style-name="T44">и не небесно голубая какая нибудь)</text:span><text:span text:style-name="T18">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. </text:span><text:span text:style-name="T41">А дела со стандартной реализацией обстоят </text:span><text:span text:style-name="T42">так же,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</text:span><text:span text:style-name="T47">в </text:span><text:span text:style-name="T35">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</text:span><text:span text:style-name="T43">остается надеется что</text:span><text:span text:style-name="T23">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</text:span><text:span text:style-name="T43">я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, </text:span><text:span text:style-name="T43">про нее уже можно и забыть</text:span><text:span text:style-name="T24">. И получается что вся суть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46">например </text:span><text:span text:style-name="T35">тот же openOCD JTAG, который любили запускать через микро</text:span><text:span text:style-name="T45">cхему</text:span><text:span text:style-name="T34"> FTDI</text:span><text:span text:style-name="T1">. </text:span><text:span text:style-name="T39">Вот так выглядит плата, не </text:span><text:span text:style-name="T48">очень то и</text:span><text:span text:style-name="T39">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text:line-break/><text:line-break/><text:line-break/><text:line-break/><text:line-break/></text:span></text:p>
      <text:p text:style-name="P5">Введение</text:p>
      <text:p text:style-name="P3">Устали от политики как формы искусства? Вам надоело посещать вебинары про 10 шагов к подготовке презентации, привлекающей инвестиции? Вы не хотите знать почем проездной до сколково и кто такой чубайс и чемезов? Тогда вам поможет <text:span text:style-name="T49">опенсурс</text:span>. Все что нужно для использования линукса это так называемая открытость к инновациям. Как пел когда то цой, мне нужна открытая дверь. То есть <text:span text:style-name="T50">всего лишь</text:span> нужно не морщиться и не пугаться при виде страниц со ссылкой скачать и надписями вроде linux, gpl, apache, <text:span text:style-name="T49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и на какую систему вовсе. </text:span></text:p>
      <text:p text:style-name="P4"/>
      <text:p text:style-name="P4">Вот тут решил собрать свое собственное USB HID устройство. <text:span text:style-name="T51">Ну на оптическую мышь меня не хватит, там внутри матрица и специализированный процессор, сравнивающий снимки, и получающий по ним информацию о перемещении. А вот чего попроще, например геймпад э</text:span><text:span text:style-name="T52">т можно. Итак, с процессором все понятно, теперь то что нужно получить это libopencm3, от них возьмем только make. Дальше </text:span><text:span text:style-name="T53">понять как этот USB работает, тут заходим на форум. Но немножко не тот на котором вам скажут что то вроде кг/ам ИМХО, ПНХ. А форум компаний таких как HP или Intel. У них там лежит полная спецификац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7-27T02:17:29.531019871</dc:date>
    <meta:editing-duration>PT5H35M41S</meta:editing-duration>
    <meta:editing-cycles>35</meta:editing-cycles>
    <meta:generator>LibreOffice/7.1.3.2$Linux_X86_64 LibreOffice_project/10$Build-2</meta:generator>
    <meta:document-statistic meta:table-count="0" meta:image-count="0" meta:object-count="0" meta:page-count="2" meta:paragraph-count="7" meta:word-count="685" meta:character-count="4315" meta:non-whitespace-character-count="3631"/>
  </office:meta>
</office:document-meta>
</file>